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Set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xSet.set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addTex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setObjec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setValueRef( String valu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Jmx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Set.setObjValue( Object obj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Set.setObjectName( ObjectName o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